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Structure.getField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Structure.getFieldDef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tructure.addFieldDef( FieldDefinition field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Structure.hasFie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Structur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Structure.Index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Structure.get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